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1DE20000160F00001625B2ED9A40.svg" manifest:media-type=""/>
  <manifest:file-entry manifest:full-path="Pictures/10000201000000D5000000D65DE2D7F3.png" manifest:media-type=""/>
  <manifest:file-entry manifest:full-path="Pictures/10000201000003200000011948E2DC55.png" manifest:media-type=""/>
  <manifest:file-entry manifest:full-path="Pictures/200000CC00001FF800002C19B9D5C6C1.svm" manifest:media-type=""/>
  <manifest:file-entry manifest:full-path="Pictures/10000201000004720000006AD3113414.png" manifest:media-type=""/>
  <manifest:file-entry manifest:full-path="Pictures/20000D4500006E3E000052F86BF85899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_20_1" svg:stroke-width="0cm" draw:stroke-linejoin="none" draw:fill="solid" draw:fill-color="#e6e6e6" draw:textarea-horizontal-align="center" draw:textarea-vertical-align="middle"/>
    </style:style>
    <style:style style:name="gr2" style:family="graphic" style:parent-style-name="standard">
      <style:graphic-properties draw:stroke="none" draw:stroke-dash="Dash_20_1" svg:stroke-width="0cm" draw:stroke-linejoin="none" draw:fill="solid" draw:fill-color="#b2b2b2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5cm" fo:min-width="1.182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4cm" svg:stroke-color="#333333" draw:marker-start-width="0.37cm" draw:marker-end-width="0.37cm" draw:textarea-horizontal-align="center" draw:textarea-vertical-align="middle" fo:padding-top="0.145cm" fo:padding-bottom="0.145cm" fo:padding-left="0.27cm" fo:padding-right="0.2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4.42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4cm" fo:min-width="1.3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365cm"/>
    </style:style>
    <style:style style:name="gr9" style:family="graphic" style:parent-style-name="standard">
      <style:graphic-properties svg:stroke-width="0.05cm" svg:stroke-color="#c5000b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84d1" draw:marker-start-width="0.425cm" draw:marker-end-width="0.42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44cm" fo:min-width="1.3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8cm" fo:min-width="1.868cm"/>
    </style:style>
    <style:style style:name="P1" style:family="paragraph">
      <style:paragraph-properties fo:text-align="center"/>
    </style:style>
    <style:style style:name="P2" style:family="paragraph">
      <style:text-properties style:font-name="Droid Sans" fo:font-size="14pt" style:font-size-asian="14pt" style:font-size-complex="14pt"/>
    </style:style>
    <style:style style:name="P3" style:family="paragraph">
      <style:text-properties fo:color="#333333" style:font-name="Droid Sans"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color="#0084d1" style:font-name="Droid Sans" fo:font-size="12pt" style:font-size-asian="12pt" style:font-size-complex="12pt"/>
    </style:style>
    <style:style style:name="P5" style:family="paragraph">
      <style:paragraph-properties fo:text-align="center"/>
      <style:text-properties fo:color="#0084d1" style:font-name="Droid San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style:font-name="Droid Sans" fo:font-size="12pt" style:font-size-asian="12pt" style:font-size-complex="12pt"/>
    </style:style>
    <style:style style:name="P7" style:family="paragraph">
      <style:paragraph-properties fo:text-align="center"/>
      <style:text-properties style:use-window-font-color="true" style:font-name="Droid Sans"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center"/>
      <style:text-properties fo:color="#c5000b" style:font-name="Droid Sans" fo:font-size="12pt" style:font-size-asian="12pt" style:font-size-complex="12pt"/>
    </style:style>
    <style:style style:name="P9" style:family="paragraph">
      <style:paragraph-properties fo:text-align="center"/>
      <style:text-properties fo:color="#c5000b" style:font-name="Droid Sans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333333" style:font-name="Droid Sans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0084d1" style:font-name="Droid Sans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Droid Sans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c5000b" style:font-name="Droid Sans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4.602cm" svg:height="3.422cm" svg:x="1.664cm" svg:y="5.34cm" svg:viewBox="0 0 4603 3423" svg:d="m4097 2366c562 1011-793 932-1213 853-449 338-1012 225-1238-112-358 306-1456 351-1238-563-450-225-673-1013 113-1351-264-662 646-1027 1125-676 226-788 1206-597 1437 47 563-338 1718 177 1014 676 675 337 675 900 0 1126z">
            <text:p/>
          </draw:path>
          <draw:path draw:style-name="gr2" draw:text-style-name="P1" draw:layer="layout" svg:width="0.193cm" svg:height="0.309cm" svg:x="5.911cm" svg:y="7.832cm" svg:viewBox="0 0 194 310" svg:d="m89 0c54 107 87 204 105 291l-49 9-48 10c-15-79-47-167-97-267l45-21z">
            <text:p/>
          </draw:path>
          <draw:path draw:style-name="gr2" draw:text-style-name="P1" draw:layer="layout" svg:width="0.169cm" svg:height="0.304cm" svg:x="5.948cm" svg:y="8.235cm" svg:viewBox="0 0 170 305" svg:d="m170 0v19c0 58-8 109-23 156-17 48-39 92-68 130l-39-29-40-30c23-30 41-63 52-100 13-39 19-81 19-127v-15l49-3z">
            <text:p/>
          </draw:path>
          <draw:path draw:style-name="gr2" draw:text-style-name="P1" draw:layer="layout" svg:width="0.308cm" svg:height="0.221cm" svg:x="5.645cm" svg:y="8.546cm" svg:viewBox="0 0 309 222" svg:d="m309 74c-37 33-81 63-128 87s-97 45-150 61l-16-47-15-47c48-14 93-34 135-55 41-21 77-45 110-73l32 37z">
            <text:p/>
          </draw:path>
          <draw:path draw:style-name="gr2" draw:text-style-name="P1" draw:layer="layout" svg:width="0.308cm" svg:height="0.137cm" svg:x="5.268cm" svg:y="8.699cm" svg:viewBox="0 0 309 138" svg:d="m309 96c-97 23-199 36-303 42l-2-49-4-49c97-7 195-18 287-40l10 47z">
            <text:p/>
          </draw:path>
          <draw:path draw:style-name="gr2" draw:text-style-name="P1" draw:layer="layout" svg:width="0.301cm" svg:height="0.108cm" svg:x="4.87cm" svg:y="8.733cm" svg:viewBox="0 0 302 109" svg:d="m302 109h-60c-84 0-167-4-242-11l5-48 4-50c73 6 152 10 233 10 20 0 39 0 59-1l1 50z">
            <text:p/>
          </draw:path>
          <draw:path draw:style-name="gr2" draw:text-style-name="P1" draw:layer="layout" svg:width="0.293cm" svg:height="0.187cm" svg:x="4.489cm" svg:y="8.705cm" svg:viewBox="0 0 294 188" svg:d="m281 116c-36-4-68-9-97-14-45 32-91 61-136 86l-24-42-24-44c48-27 97-57 144-92l4-4c6-6 17-6 26-6 2 0 5 0 8 1 32 7 71 12 112 17l-7 48zm-116-18c6 2 12 3 19 4 6-4 11-9 18-13l-28-39z">
            <text:p/>
          </draw:path>
          <draw:path draw:style-name="gr2" draw:text-style-name="P1" draw:layer="layout" svg:width="0.309cm" svg:height="0.183cm" svg:x="4.134cm" svg:y="8.851cm" svg:viewBox="0 0 310 184" svg:d="m310 89c-98 46-196 77-292 95l-9-49-9-48c88-17 179-45 269-87l21 45z">
            <text:p/>
          </draw:path>
          <draw:path draw:style-name="gr2" draw:text-style-name="P1" draw:layer="layout" svg:width="0.309cm" svg:height="0.125cm" svg:x="3.741cm" svg:y="8.924cm" svg:viewBox="0 0 310 126" svg:d="m310 124c-25 1-50 2-75 2-82 0-161-10-235-32l13-47 14-47c65 18 135 28 208 28 23 0 44-1 67-2l4 48z">
            <text:p/>
          </draw:path>
          <draw:path draw:style-name="gr2" draw:text-style-name="P1" draw:layer="layout" svg:width="0.294cm" svg:height="0.249cm" svg:x="3.386cm" svg:y="8.733cm" svg:viewBox="0 0 295 250" svg:d="m255 250c-97-42-184-104-255-184l37-33 37-33c61 69 137 123 221 160l-19 44z">
            <text:p/>
          </draw:path>
          <draw:path draw:style-name="gr2" draw:text-style-name="P1" draw:layer="layout" svg:width="0.309cm" svg:height="0.207cm" svg:x="3.081cm" svg:y="8.667cm" svg:viewBox="0 0 310 208" svg:d="m310 77c-39 30-83 57-131 79s-101 39-155 52l-13-47-11-49c48-11 94-26 137-46s79-40 112-66l30 38z">
            <text:p/>
          </draw:path>
          <draw:path draw:style-name="gr2" draw:text-style-name="P1" draw:layer="layout" svg:width="0.309cm" svg:height="0.108cm" svg:x="2.693cm" svg:y="8.797cm" svg:viewBox="0 0 310 109" svg:d="m310 97c-52 8-105 12-158 12-50 0-101-4-152-11l6-48 7-49c46 5 93 9 139 9 48 0 97-4 144-10l6 49z">
            <text:p/>
          </draw:path>
          <draw:path draw:style-name="gr2" draw:text-style-name="P1" draw:layer="layout" svg:width="0.31cm" svg:height="0.193cm" svg:x="2.301cm" svg:y="8.685cm" svg:viewBox="0 0 311 194" svg:d="m291 194c-102-22-202-59-291-108l24-44 24-42c81 45 171 78 263 97l-10 49z">
            <text:p/>
          </draw:path>
          <draw:path draw:style-name="gr2" draw:text-style-name="P1" draw:layer="layout" svg:width="0.268cm" svg:height="0.282cm" svg:x="2.003cm" svg:y="8.431cm" svg:viewBox="0 0 269 283" svg:d="m211 283c-85-62-157-140-211-233l43-24 43-26c47 82 109 149 183 203l-29 40z">
            <text:p/>
          </draw:path>
          <draw:path draw:style-name="gr2" draw:text-style-name="P1" draw:layer="layout" svg:width="0.144cm" svg:height="0.305cm" svg:x="1.904cm" svg:y="8.08cm" svg:viewBox="0 0 145 306" svg:d="m54 306c-35-86-54-186-54-296v-10h50l50 1v9c0 97 15 184 45 261l-45 18z">
            <text:p/>
          </draw:path>
          <draw:path draw:style-name="gr2" draw:text-style-name="P1" draw:layer="layout" svg:width="0.31cm" svg:height="0.251cm" svg:x="1.7cm" svg:y="7.759cm" svg:viewBox="0 0 311 252" svg:d="m212 212 45 5 5-10-49-7c-1 4-1 8-1 12zm97 11-49-6h-3l-17 35c-88-44-170-106-240-186l37-33 37-33c61 69 131 125 209 162 2 1 3 1 3 3 0 10 14 10 19 18s6 15 6 24c0 2 0 4-1 6 0 4 0 7-1 10z">
            <text:p/>
          </draw:path>
          <draw:path draw:style-name="gr2" draw:text-style-name="P1" draw:layer="layout" svg:width="0.217cm" svg:height="0.307cm" svg:x="1.497cm" svg:y="7.436cm" svg:viewBox="0 0 218 308" svg:d="m138 308c-59-83-106-178-138-279l46-15 47-14c30 91 72 175 125 250l-41 28z">
            <text:p/>
          </draw:path>
          <draw:path draw:style-name="gr2" draw:text-style-name="P1" draw:layer="layout" svg:width="0.115cm" svg:height="0.311cm" svg:x="1.45cm" svg:y="7.054cm" svg:viewBox="0 0 116 312" svg:d="m20 312c-14-63-20-128-20-193 0-40 3-79 8-119l48 6 50 8c-5 35-8 70-8 105 0 58 7 116 18 173l-47 9z">
            <text:p/>
          </draw:path>
          <draw:path draw:style-name="gr2" draw:text-style-name="P1" draw:layer="layout" svg:width="0.215cm" svg:height="0.307cm" svg:x="1.478cm" svg:y="6.67cm" svg:viewBox="0 0 216 308" svg:d="m0 282c27-98 70-194 137-282l39 31 40 29c-59 78-97 161-120 248l-49-13z">
            <text:p/>
          </draw:path>
          <draw:path draw:style-name="gr2" draw:text-style-name="P1" draw:layer="layout" svg:width="0.293cm" svg:height="0.252cm" svg:x="1.682cm" svg:y="6.407cm" svg:viewBox="0 0 294 253" svg:d="m0 185c65-69 147-131 245-185l24 42 25 44c-90 49-164 106-223 167l-35-33z">
            <text:p/>
          </draw:path>
          <draw:path draw:style-name="gr2" draw:text-style-name="P1" draw:layer="layout" svg:width="0.153cm" svg:height="0.317cm" svg:x="1.969cm" svg:y="6.131cm" svg:viewBox="0 0 154 318" svg:d="m54 229 19 44 32-14-19-44c-11 3-22 8-32 14zm39 89-20-45v0l-13 5c-42-99-60-192-60-278h50 48c0 74 17 154 53 241 2 7 3 12 3 18 0 10-2 18-6 26s-10 12-18 18c-2 1-4 1-6 2-10 4-21 9-31 13z">
            <text:p/>
          </draw:path>
          <draw:path draw:style-name="gr2" draw:text-style-name="P1" draw:layer="layout" svg:width="0.22cm" svg:height="0.299cm" svg:x="1.98cm" svg:y="5.743cm" svg:viewBox="0 0 221 300" svg:d="m0 282c10-56 29-107 55-154s57-90 96-128l34 34 36 35c-32 32-59 68-79 106-22 38-37 80-45 125l-49-9z">
            <text:p/>
          </draw:path>
          <draw:path draw:style-name="gr2" draw:text-style-name="P1" draw:layer="layout" svg:width="0.308cm" svg:height="0.21cm" svg:x="2.211cm" svg:y="5.541cm" svg:viewBox="0 0 309 211" svg:d="m0 132c82-60 179-105 285-132l11 47 13 47c-93 25-179 64-250 117l-30-40z">
            <text:p/>
          </draw:path>
          <draw:path draw:style-name="gr2" draw:text-style-name="P1" draw:layer="layout" svg:width="0.31cm" svg:height="0.11cm" svg:x="2.596cm" svg:y="5.509cm" svg:viewBox="0 0 311 111" svg:d="m0 11c48-7 98-11 147-11 55 0 110 5 164 14l-7 49-9 48c-49-8-98-11-148-11-45 0-88 2-132 9l-7-49z">
            <text:p/>
          </draw:path>
          <draw:path draw:style-name="gr2" draw:text-style-name="P1" draw:layer="layout" svg:width="0.322cm" svg:height="0.237cm" svg:x="2.983cm" svg:y="5.545cm" svg:viewBox="0 0 323 238" svg:d="m27 0c97 27 191 70 275 130l-24 33 45 16c-1 2-1 5-3 6-1 4-2 7-4 10-29 88-10 13-17 18s-17 7-26 7-16-3-24-7c-1-1-3-1-4-2-75-54-158-91-245-115l13-49zm246 170 5-7-2-1-46-15c-2 2-3 5-3 7z">
            <text:p/>
          </draw:path>
          <draw:path draw:style-name="gr2" draw:text-style-name="P1" draw:layer="layout" svg:width="0.258cm" svg:height="0.286cm" svg:x="3.254cm" svg:y="5.35cm" svg:viewBox="0 0 259 287" svg:d="m0 243c24-49 54-94 88-134 33-41 70-77 111-109l29 40 31 38c-34 28-66 59-96 93-28 36-55 74-75 116l-45-21z">
            <text:p/>
          </draw:path>
          <draw:path draw:style-name="gr2" draw:text-style-name="P1" draw:layer="layout" svg:width="0.31cm" svg:height="0.185cm" svg:x="3.54cm" svg:y="5.19cm" svg:viewBox="0 0 311 186" svg:d="m0 101c91-52 191-86 296-101l8 49 7 48c-93 14-182 43-261 89l-24-43z">
            <text:p/>
          </draw:path>
          <draw:path draw:style-name="gr2" draw:text-style-name="P1" draw:layer="layout" svg:width="0.307cm" svg:height="0.136cm" svg:x="3.941cm" svg:y="5.18cm" svg:viewBox="0 0 308 137" svg:d="m0 0h29c94 0 188 14 279 42l-14 47-15 48c-81-26-165-39-250-39-9 0-18 0-26 2l-2-50z">
            <text:p/>
          </draw:path>
          <draw:path draw:style-name="gr2" draw:text-style-name="P1" draw:layer="layout" svg:width="0.299cm" svg:height="0.242cm" svg:x="4.306cm" svg:y="5.258cm" svg:viewBox="0 0 300 243" svg:d="m40 0c94 41 183 98 260 171l-33 36-35 36c-67-66-146-117-232-152l20-46z">
            <text:p/>
          </draw:path>
          <draw:path draw:style-name="gr2" draw:text-style-name="P1" draw:layer="layout" svg:width="0.217cm" svg:height="0.314cm" svg:x="4.602cm" svg:y="5.506cm" svg:viewBox="0 0 218 315" svg:d="m75 0c59 72 109 154 143 249l-23 8 23 40c-7 4-14 8-21 12s-16 6-25 6-16-2-24-6-14-10-19-18c-1-2-1-5-3-8-32-84-75-157-126-220l37-31zm97 266 23-9-1-3-23-43c-8 4-15 7-23 12z">
            <text:p/>
          </draw:path>
          <draw:path draw:style-name="gr2" draw:text-style-name="P1" draw:layer="layout" svg:width="0.308cm" svg:height="0.147cm" svg:x="4.87cm" svg:y="5.617cm" svg:viewBox="0 0 309 148" svg:d="m0 56c96-36 200-53 306-56l2 50 1 48c-96 3-189 18-276 50l-16-46z">
            <text:p/>
          </draw:path>
          <draw:path draw:style-name="gr2" draw:text-style-name="P1" draw:layer="layout" svg:width="0.309cm" svg:height="0.15cm" svg:x="5.272cm" svg:y="5.619cm" svg:viewBox="0 0 310 151" svg:d="m6 0c104 6 206 27 304 57l-15 46-14 48c-91-28-185-46-281-53l4-49z">
            <text:p/>
          </draw:path>
          <draw:path draw:style-name="gr2" draw:text-style-name="P1" draw:layer="layout" svg:width="0.307cm" svg:height="0.229cm" svg:x="5.642cm" svg:y="5.711cm" svg:viewBox="0 0 308 230" svg:d="m36 0c101 40 192 91 272 151l-31 39-29 40c-72-55-157-102-248-139l18-46z">
            <text:p/>
          </draw:path>
          <draw:path draw:style-name="gr2" draw:text-style-name="P1" draw:layer="layout" svg:width="0.238cm" svg:height="0.296cm" svg:x="5.959cm" svg:y="5.928cm" svg:viewBox="0 0 239 297" svg:d="m69 0c42 41 78 84 106 129 29 46 51 94 64 144l-48 12-48 12c-10-39-28-79-51-116-24-38-55-75-92-109l34-36z">
            <text:p/>
          </draw:path>
          <draw:path draw:style-name="gr2" draw:text-style-name="P1" draw:layer="layout" svg:width="0.197cm" svg:height="0.298cm" svg:x="6.012cm" svg:y="6.309cm" svg:viewBox="0 0 198 299" svg:d="m198 1c-1 50-12 101-32 151-19 48-50 98-91 147l-38-32-37-32c33-40 59-81 75-120 16-38 23-77 25-115l48 1z">
            <text:p/>
          </draw:path>
          <draw:path draw:style-name="gr2" draw:text-style-name="P1" draw:layer="layout" svg:width="0.271cm" svg:height="0.281cm" svg:x="6.026cm" svg:y="6.599cm" svg:viewBox="0 0 272 282" svg:d="m54 0c39 26 79 59 116 98 35 39 70 82 102 131l-42 26-41 27c-28-43-59-83-91-116s-65-61-98-83l27-42z">
            <text:p/>
          </draw:path>
          <draw:path draw:style-name="gr2" draw:text-style-name="P1" draw:layer="layout" svg:width="0.18cm" svg:height="0.309cm" svg:x="6.262cm" svg:y="6.918cm" svg:viewBox="0 0 181 310" svg:d="m88 0c46 92 80 194 93 297l-48 7-49 6c-13-92-43-182-84-265l43-22z">
            <text:p/>
          </draw:path>
          <draw:path draw:style-name="gr2" draw:text-style-name="P1" draw:layer="layout" svg:width="0.171cm" svg:height="0.307cm" svg:x="6.278cm" svg:y="7.319cm" svg:viewBox="0 0 172 308" svg:d="m172 1c-1 54-9 106-23 157-14 53-35 102-66 150l-42-27-41-27c24-38 42-80 55-122 11-43 18-87 19-132l49 1z">
            <text:p/>
          </draw:path>
          <draw:path draw:style-name="gr2" draw:text-style-name="P1" draw:layer="layout" svg:width="0.299cm" svg:height="0.236cm" svg:x="5.994cm" svg:y="7.642cm" svg:viewBox="0 0 300 237" svg:d="m300 69c-33 33-72 65-115 93s-93 54-149 75l-18-45-18-46c48-20 93-41 131-67 37-24 69-50 97-79l36 34z">
            <text:p/>
          </draw:path>
        </draw:g>
        <draw:frame draw:style-name="gr3" draw:text-style-name="P3" draw:layer="layout" svg:width="2.415cm" svg:height="0.831cm" svg:x="2.825cm" svg:y="5.8cm">
          <draw:text-box>
            <text:p text:style-name="P2"><text:span text:style-name="T1">Campus</text:span></text:p>
          </draw:text-box>
        </draw:frame>
        <draw:frame draw:style-name="gr4" draw:text-style-name="P1" draw:layer="layout" svg:width="2.25cm" svg:height="1.698cm" svg:x="15cm" svg:y="7.575cm">
          <draw:image xlink:href="Pictures/20000D4500006E3E000052F86BF85899.svm" xlink:type="simple" xlink:show="embed" xlink:actuate="onLoad">
            <text:p/>
          </draw:image>
        </draw:frame>
        <draw:frame draw:style-name="gr4" draw:text-style-name="P1" draw:layer="layout" svg:width="3cm" svg:height="0.28cm" svg:x="11.025cm" svg:y="7.2cm">
          <draw:image xlink:href="Pictures/10000201000004720000006AD3113414.png" xlink:type="simple" xlink:show="embed" xlink:actuate="onLoad">
            <text:p/>
          </draw:image>
        </draw:frame>
        <draw:line draw:style-name="gr5" draw:text-style-name="P1" draw:layer="layout" svg:x1="6.025cm" svg:y1="7.3cm" svg:x2="7.15cm" svg:y2="7.3cm">
          <text:p/>
        </draw:line>
        <draw:frame draw:style-name="gr6" draw:text-style-name="P5" draw:layer="layout" svg:width="4.921cm" svg:height="0.747cm" draw:transform="rotate (-0.00698131700797713) translate (11.258cm 4.3cm)">
          <draw:text-box>
            <text:p text:style-name="P4"><text:span text:style-name="T2">domaine de diffusion</text:span></text:p>
          </draw:text-box>
        </draw:frame>
        <draw:frame draw:style-name="gr7" draw:text-style-name="P7" draw:layer="layout" svg:width="3.3cm" svg:height="0.747cm" svg:x="12.15cm" svg:y="5.031cm">
          <draw:text-box>
            <text:p text:style-name="P6"><text:span text:style-name="T3">poste serveur</text:span></text:p>
          </draw:text-box>
        </draw:frame>
        <draw:frame draw:style-name="gr4" draw:text-style-name="P1" draw:layer="layout" svg:width="1.5cm" svg:height="2.074cm" svg:x="15.175cm" svg:y="5.175cm">
          <draw:image xlink:href="Pictures/200000CC00001FF800002C19B9D5C6C1.svm" xlink:type="simple" xlink:show="embed" xlink:actuate="onLoad">
            <text:p/>
          </draw:image>
        </draw:frame>
        <draw:frame draw:style-name="gr8" draw:text-style-name="P7" draw:layer="layout" svg:width="3.313cm" svg:height="0.809cm" svg:x="10.725cm" svg:y="6.491cm">
          <draw:text-box>
            <text:p text:style-name="P6"><text:span text:style-name="T3">commutateur</text:span></text:p>
          </draw:text-box>
        </draw:frame>
        <draw:frame draw:style-name="gr4" draw:text-style-name="P1" draw:layer="layout" svg:width="2cm" svg:height="0.7cm" svg:x="7.025cm" svg:y="7.125cm">
          <draw:image xlink:href="Pictures/10000201000003200000011948E2DC55.png" xlink:type="simple" xlink:show="embed" xlink:actuate="onLoad">
            <text:p/>
          </draw:image>
        </draw:frame>
        <draw:line draw:style-name="gr5" draw:text-style-name="P1" draw:layer="layout" svg:x1="8.775cm" svg:y1="7.35cm" svg:x2="9.275cm" svg:y2="7.35cm">
          <text:p/>
        </draw:line>
        <draw:line draw:style-name="gr5" draw:text-style-name="P1" draw:layer="layout" svg:x1="10.675cm" svg:y1="7.35cm" svg:x2="11.65cm" svg:y2="7.325cm">
          <text:p/>
        </draw:line>
        <draw:line draw:style-name="gr5" draw:text-style-name="P1" draw:layer="layout" svg:x1="12.9cm" svg:y1="7.325cm" svg:x2="15.425cm" svg:y2="6.425cm">
          <text:p/>
        </draw:line>
        <draw:line draw:style-name="gr5" draw:text-style-name="P1" draw:layer="layout" svg:x1="12.525cm" svg:y1="7.325cm" svg:x2="15.425cm" svg:y2="8.3cm">
          <text:p/>
        </draw:line>
        <draw:frame draw:style-name="gr7" draw:text-style-name="P7" draw:layer="layout" svg:width="2.907cm" svg:height="0.747cm" svg:x="12.751cm" svg:y="8.631cm">
          <draw:text-box>
            <text:p text:style-name="P6"><text:span text:style-name="T3">poste client</text:span></text:p>
          </draw:text-box>
        </draw:frame>
        <draw:custom-shape draw:style-name="gr9" draw:text-style-name="P1" draw:layer="layout" svg:width="3.25cm" svg:height="4.25cm" svg:x="6.55cm" svg:y="5.0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layer="layout" svg:width="7.475cm" svg:height="4.25cm" svg:x="10.2cm" svg:y="5.075cm">
          <text:p/>
          <draw:enhanced-geometry svg:viewBox="0 0 21600 21600" draw:path-stretchpoint-x="10800" draw:path-stretchpoint-y="10800" draw:text-areas="?f3 ?f4 ?f5 ?f6" draw:type="round-rectangle" draw:modifiers="874.1214057507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2.5cm" svg:height="2.51cm" svg:x="8.675cm" svg:y="6.165cm">
          <draw:image xlink:href="Pictures/10000201000000D5000000D65DE2D7F3.png" xlink:type="simple" xlink:show="embed" xlink:actuate="onLoad"/>
          <draw:image xlink:href="Pictures/10001DE20000160F00001625B2ED9A40.svg" xlink:type="simple" xlink:show="embed" xlink:actuate="onLoad">
            <text:p/>
          </draw:image>
        </draw:frame>
        <draw:frame draw:style-name="gr12" draw:text-style-name="P7" draw:layer="layout" svg:width="2.073cm" svg:height="0.747cm" svg:x="8.925cm" svg:y="5.953cm">
          <draw:text-box>
            <text:p text:style-name="P6"><text:span text:style-name="T3">routeur</text:span></text:p>
          </draw:text-box>
        </draw:frame>
        <draw:frame draw:style-name="gr13" draw:text-style-name="P9" draw:layer="layout" svg:width="2.589cm" svg:height="0.747cm" draw:transform="rotate (-0.00698131700797713) translate (6.805cm 4.3cm)">
          <draw:text-box>
            <text:p text:style-name="P8"><text:span text:style-name="T4">passerell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Arial1" svg:font-family="Arial" style:font-family-generic="modern" style:font-pitch="variable"/>
    <style:font-face style:name="DejaVu Sans Mono" svg:font-family="'DejaVu Sans Mono'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" svg:font-family="'Droid Sans'" style:font-family-generic="swiss" style:font-pitch="variable"/>
    <style:font-face style:name="Bitstream Vera Sans" svg:font-family="'Bitstream Vera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Bitstream Vera Sans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8cm" fo:margin-bottom="0.8cm" fo:margin-left="0.8cm" fo:margin-right="0.8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3-13T18:42:17</meta:creation-date>
    <dc:date>2014-03-09T20:52:46.879972855</dc:date>
    <meta:editing-duration>PT9H21M12S</meta:editing-duration>
    <meta:editing-cycles>38</meta:editing-cycles>
    <meta:generator>LibreOffice/4.1.5.3$Linux_X86_64 LibreOffice_project/410m0$Build-3</meta:generator>
    <dc:creator>Philippe Latu</dc:creator>
    <meta:document-statistic meta:object-count="59"/>
  </office:meta>
</office:document-meta>
</file>